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Quotations">
      <style:text-properties officeooo:rsid="001d6405" officeooo:paragraph-rsid="001d6405"/>
    </style:style>
    <style:style style:name="P2" style:family="paragraph" style:parent-style-name="Text_20_body">
      <style:text-properties officeooo:rsid="001dbc0f" officeooo:paragraph-rsid="001dbc0f"/>
    </style:style>
    <style:style style:name="P3" style:family="paragraph" style:parent-style-name="Text_20_body">
      <style:text-properties officeooo:rsid="001f5ea9" officeooo:paragraph-rsid="001f5ea9"/>
    </style:style>
    <style:style style:name="P4" style:family="paragraph" style:parent-style-name="Text_20_body">
      <style:text-properties officeooo:rsid="00208e86" officeooo:paragraph-rsid="00208e86"/>
    </style:style>
    <style:style style:name="P5" style:family="paragraph" style:parent-style-name="Text_20_body">
      <style:text-properties officeooo:rsid="00208e86" officeooo:paragraph-rsid="00208e86"/>
    </style:style>
    <style:style style:name="P6" style:family="paragraph" style:parent-style-name="Text_20_body">
      <style:text-properties officeooo:rsid="00234e57" officeooo:paragraph-rsid="00234e57"/>
    </style:style>
    <style:style style:name="T1" style:family="text">
      <style:text-properties officeooo:rsid="001d6405"/>
    </style:style>
    <style:style style:name="T2" style:family="text">
      <style:text-properties officeooo:rsid="001dbc0f"/>
    </style:style>
    <style:style style:name="T3" style:family="text">
      <style:text-properties officeooo:rsid="001f5ea9"/>
    </style:style>
    <style:style style:name="T4" style:family="text">
      <style:text-properties officeooo:rsid="002221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bf0041" loext:opacity="100%" fo:font-weight="bold" style:font-weight-asian="bold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twarta Licencja Cypher System</text:p>
      <text:p text:style-name="Text_20_body">Ta licencja („Zgoda”) obowiązuje między wydawcą lub autorem („Tobą”) i Monte Cook Games, LLC („MCG”) i nadaje Ci stałą, nie-wyłączną, darmową, obowiązującą na całym świecie licencję, by publikować i dystrybuować materiały gier fabularnych („Dzieła”) bazując<text:span text:style-name="T4">e</text:span> na i wykorzystując<text:span text:style-name="T4">e</text:span> Cypher System Reference Document („CSRD”) oraz pozwalającą na deklarowanie kompatybilności z Cypher System. Poprzez załączenie słów „kompatybilne z Cypher System” na okładce Dzieła, lub poprzez załączenie loga „kompatybilne z Cypher System” na okładce Dzieła, lub poprzez załączenie owych rzeczy w jakichkolwiek dokumentach reklamowych, promocyjnych, informacjach prasowych lub innych dokumentach powiązanych z Dziełem, wskazujesz swoje zaakceptowanie warunków Zgody.</text:p>
      <text:p text:style-name="Text_20_body">Dzieło może w sobie zawierać dowolne lub wszystkie treści wliczone w CSRD. Nie może ono zawierać tekstu, obrazków lub innej zawartości z innych publikacji MCG. MCG może opublikować unowocześnione wersje CSRD. Możesz skorzystać z dowolnej autoryzowanej wersji CSRD w swoim Dziele.</text:p>
      <text:p text:style-name="Text_20_body">Dzieło Musi po<text:span text:style-name="T1">siadać frazę „kompatybilne z Cypher System” lub logo „kompatybilne z Cypher System” na swojej okładce. Także, musi ono zawierać w Dziele, gdziekolwiek Dzieło wymienia informacje prawne i licencyjne, następujący tekst:</text:span></text:p>
      <text:p text:style-name="P1">Ten produkt jets niezale<text:span text:style-name="T4">ż</text:span>ną publikację i nie jest powiązany z Monte Cook Games, LLC. Opublikowano go zgodnie z <text:span text:style-name="T4">Otwartą Licencją Cypher System</text:span>, którą można znaleźć pod adresem <text:a xlink:type="simple" xlink:href="https://csol.montecookgames.com/" text:style-name="Internet_20_link" text:visited-style-name="Visited_20_Internet_20_Link">https://csol.montecookgames.com/</text:a> </text:p>
      <text:p text:style-name="P1">CYPHER SYSTEM i je<text:span text:style-name="T4">g</text:span>o logo są znakiem handlowym Monte Cook Games, LLC w USA i innych państwach. Wszystkie postaci Monte Cook Games i ich nazwy oraz ich <text:span text:style-name="T2">cechy charakterystyczne, są znakami handlowymi Monte Cook Games, LLC.</text:span></text:p>
      <text:p text:style-name="P2">Dzieło nie może zawierać loga Cypher System, loga MCG, lub innego znaku handlowego MCG, z wyjątkiem loga „kompatybilne z Cypher System”.</text:p>
      <text:p text:style-name="P2">Możesz skorzystać z każdej autoryzowanej wersji loga „kompatybilne z Cypher System”. Nie możesz zmi<text:span text:style-name="T4">e</text:span>nić loga w żaden sposób, z wyjątkiem zmiany jego rozmiaru, zachowując proporcje. </text:p>
      <text:p text:style-name="P2">Nie możesz sprzedawać lub reklamować Dzieła używając imienia <text:span text:style-name="T4">swoich </text:span>współpracownika/ów, chyba, że masz pisemną zgodę od niego/nich, by tak uczynić.</text:p>
      <text:p text:style-name="P2">Poza uznaniem, że Dzieło jest produkowane i dystrybuowane na bazie Zgody, ani Dzieło, ani żadne dokumenty promocyjne, reklamowe, informacje prasowe lub inne dokumenty związane z Dziełem nie mogą zawierać żadnego twierdzeni<text:span text:style-name="T4">a</text:span>, jakoby Ty lub Dzieło mielibyście zgodę lub pozwolenie MCG na publikację, lub że T<text:span text:style-name="T4">y</text:span> lub Dzieło jesteście stowarzyszeni z MCG w jakikolwiek sposób.</text:p>
      <text:p text:style-name="P2">Ani Dzieło, ani żadne materiały promocyjne, reklamowe, informacje prasowe lub inne dokumenty związane z Dziełem nie mogą zawierać poglądów rasistowskich, homofobicznych, dyskryminujących lub w inny sposób odrażających; otwarcie politycznych celów lub poglądów; opisów kryminalnej przemocy względem dzieci; gwałtu lub innych aktów perwersji kryminalnej; lub innych obscenicznych materiałów.</text:p>
      <text:p text:style-name="P2">Dzieło nie może naruszać, nadużywać lub wykorzystywać w szkodliwy sposób praw własności intelektualnej żadnej trzeciej strony. <text:span text:style-name="T3">Niniejszym zobowiązujesz się chronić MCG przeciwko wszelkim roszczeniom, pozwom, stratom i szkodom wynikającym z postulowanego naruszenia </text:span><text:soft-page-break/><text:span text:style-name="T3">praw intelektualnych, szkodliwego wykorzystania lub nadużycia intelektualnych praw własności jakiejkolwiek trzeciej strony. </text:span><text:span text:style-name="T4">Trwa</text:span><text:span text:style-name="T3"> to nawet po </text:span><text:span text:style-name="T4">wycofaniu</text:span><text:span text:style-name="T3"> tej Zgody.</text:span></text:p>
      <text:p text:style-name="P3">MCG nie bierze żadnej odpowiedzialności za Dzieło. Zgadzasz się przypilnować, by MCG i jego pracownicy, partnerzy i reprezentanci pozostali wolni od szkody w przypadku, gdy Twoja publikacja Dzieła poskutkuje pozwem sądowym.</text:p>
      <text:p text:style-name="P4">CSRD, logo „kompatybilne z Cypher System”, logo Cypher System, logo MCG i wszystkie inne znaki handlowe MCG nale<text:span text:style-name="T4">ż</text:span>ą wyłącznie do MCG.</text:p>
      <text:p text:style-name="P4">Jeśli złamiesz jakiekolwiek warunki tej Zgody, zostaje ona automatycznie Tobie wycofana. Jeśli naruszenie warunków Zgody nie zostanie wyjaśnione z MCG i udokumentowane pomiędzy Tobą a MCG w ciągu 15 dni od złamania warunków, mus<text:span text:style-name="T4">isz</text:span> natychmiast wycofać i zniszczyć wszystkie istniejące ko<text:span text:style-name="T4">p</text:span>ie Dzieła. Dodatkowo, możesz zostać pozwany za szkody wynikłe wskutek złamania warunków Zgody.</text:p>
      <text:p text:style-name="P4">Te Zgoda jest zarządzana przez prawa Stanu Waszyngton i prawa Stanów Zjednoczonych Ameryki. W związku z jakimikolwiek pozwami wynikłymi na bazie tej Zgody, strony sporu poddają się jurysdykcji sądów Stanu Waszyngton i Stanów Zjednoczonych Ameryki.</text:p>
      <text:p text:style-name="P4">KONIEC DOKUMENTU</text:p>
      <text:p text:style-name="P6"><text:span text:style-name="T8">Uwaga</text:span>: Legalnie obowiązująca wersja licencji to licencja angielska. W razie sporów prawnych, to do niej należy się odwoływać, nie zaś do powyższego tłumaczenia. Zamieszczono je tutaj w celach czysto poglądowy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2:45:50.713000000</meta:creation-date>
    <dc:date>2023-03-11T01:20:17.394000000</dc:date>
    <meta:editing-duration>PT17M47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8" meta:word-count="626" meta:character-count="4574" meta:non-whitespace-character-count="3964"/>
  </office:meta>
</office:document-meta>
</file>